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c8f" officeooo:paragraph-rsid="00054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va reprendre le même sujet que l’année dernière, vu que la reconnaissance du visage fait l’objet de deux PFEs. L’idée est de faire une compétition sur des méthodes de reconnaissance de signatures manuscrites en ligne (voir http://www.lrde.epita.fr/~reda/MLEA/PROJET). <text:s/>Vous avez dans le répertoire sample un ensemble d’exemples de test pour le développement et le test de votre méthode. Ce répertoire contient plusieurs exemples de signature de 40 personnes.</text:p>
      <text:p text:style-name="P1"/>
      <text:p text:style-name="P1"><text:s/></text:p>
      <text:p text:style-name="P1"/>
      <text:p text:style-name="P1">Chaque fichier sample va contenir en première ligne le nombre de point et à la suite pour chaque ligne les caractéristiques de chaque point de la signature. La structure de chaque ligne va être la suivante :</text:p>
      <text:p text:style-name="P1"/>
      <text:p text:style-name="P1"><text:s text:c="2"/>X-coordinate <text:s/>- scaled cursor position along the x-axis</text:p>
      <text:p text:style-name="P1"/>
      <text:p text:style-name="P1"><text:s text:c="2"/>Y-coordinate <text:s/>- scaled cursor position along the y-axis</text:p>
      <text:p text:style-name="P1"/>
      <text:p text:style-name="P1"><text:s text:c="2"/>Time stamp <text:s text:c="3"/>- system time at which the event was posted</text:p>
      <text:p text:style-name="P1"/>
      <text:p text:style-name="P1"><text:s text:c="2"/>Button status - current button status (0 for pen-up and 1 for pen-down)</text:p>
      <text:p text:style-name="P1"/>
      <text:p text:style-name="P1"><text:s text:c="2"/>Azimuth <text:s text:c="6"/>- clockwise rotation of cursor about the z-axis</text:p>
      <text:p text:style-name="P1"/>
      <text:p text:style-name="P1"><text:s text:c="2"/>Altitude <text:s text:c="5"/>- angle upward toward the positive z-axis</text:p>
      <text:p text:style-name="P1"/>
      <text:p text:style-name="P1"><text:s text:c="2"/>Pressure <text:s text:c="5"/>- adjusted state of the normal pressure</text:p>
      <text:p text:style-name="P1"/>
      <text:p text:style-name="P1"><text:s/></text:p>
      <text:p text:style-name="P1"/>
      <text:p text:style-name="P1">Le but est de faire un système capable de comparer deux signatures et de dire si oui ou non la signature appartient à la même personne. Pour évaluer votre système vous disposez d’un toolkit dans le répertoire evalKit.</text:p>
      <text:p text:style-name="P1"/>
      <text:p text:style-name="P1"><text:s/></text:p>
      <text:p text:style-name="P1"/>
      <text:p text:style-name="P1">Attention : Il faut modifier la variable PATH dans le fichier evalKit.</text:p>
      <text:p text:style-name="P1"/>
      <text:p text:style-name="P1"><text:s/></text:p>
      <text:p text:style-name="P1"/>
      <text:p text:style-name="P1">Vous pouvez afficher les signatures avec l’outil xvric.tgz présent dans le répertoire PROJET</text:p>
      <text:p text:style-name="P1"/>
      <text:p text:style-name="P1"><text:s/></text:p>
      <text:p text:style-name="P1"/>
      <text:p text:style-name="P1">Vous devez fournir à la fin du projet un programme qui prend en entrée un fichier texte de la forme suivante :</text:p>
      <text:p text:style-name="P1"/>
      <text:p text:style-name="P1"><text:s/></text:p>
      <text:p text:style-name="P1"/>
      <text:p text:style-name="P1">/home/reda/database/signature1.txt /home/reda/database/signature2.txt</text:p>
      <text:p text:style-name="P1"/>
      <text:p text:style-name="P1">/home/reda/database/signature1.txt /home/reda/database/signature3.txt</text:p>
      <text:p text:style-name="P1"/>
      <text:p text:style-name="P1">…..</text:p>
      <text:p text:style-name="P1"><text:soft-page-break/></text:p>
      <text:p text:style-name="P1"><text:s/></text:p>
      <text:p text:style-name="P1"/>
      <text:p text:style-name="P1">et produit un fichier texte en sortie sous le format suivant :</text:p>
      <text:p text:style-name="P1"/>
      <text:p text:style-name="P1">/home/reda/database/signature1.txt /home/reda/database/signature2.txt 3.145 T</text:p>
      <text:p text:style-name="P1"/>
      <text:p text:style-name="P1">/home/reda/database/signature1.txt /home/reda/database/signature3.txt -2.500 F</text:p>
      <text:p text:style-name="P1"/>
      <text:p text:style-name="P1"><text:s/></text:p>
      <text:p text:style-name="P1"/>
      <text:p text:style-name="P1">en reprend le contenu des deux colonnes du fichier contenant la liste des tests et on rajoute deux colonnes, un score appartenant à –infini, +infini représentant la ressemblance entre les deux signatures. Plus le chiffre est important plus vous êtes sûre que les deux signatures appartiennent à la même personne. La dernière colonne va contenir un T si vous avez décidé que les deux signatures correspondent à la même personne et F dans le cas contraire.</text:p>
      <text:p text:style-name="P1"/>
      <text:p text:style-name="P1"><text:s/></text:p>
      <text:p text:style-name="P1"/>
      <text:p text:style-name="P1">Un rapport bibliographique fait par vos anciens camarades est fourni dans le répertoire.</text:p>
      <text:p text:style-name="P1"/>
      <text:p text:style-name="P1"><text:s/></text:p>
      <text:p text:style-name="P1"/>
      <text:p text:style-name="P1">· <text:s text:c="5"/>Le rendu définitif est fixé au mercredi 1 octobre à 14h</text:p>
      <text:p text:style-name="P1"/>
      <text:p text:style-name="P1">· <text:s text:c="5"/>Des soutenances seront programmées la semaine du 6 octobre</text:p>
      <text:p text:style-name="P1"/>
      <text:p text:style-name="P1">· <text:s text:c="5"/>Le rendu des transparents est fixé au vendredi 3 octobre 14h.</text:p>
      <text:p text:style-name="P1"/>
      <text:p text:style-name="P1">· <text:s text:c="5"/>A partir du 10 septembre une plateforme de test et de comparaison sera mise en place pour évaluer votre programme en cours de développement.</text:p>
      <text:p text:style-name="P1"/>
      <text:p text:style-name="P1">Pour le rendu :</text:p>
      <text:p text:style-name="P1"/>
      <text:p text:style-name="P1">- <text:s text:c="6"/>il me faut l’ensemble des sources nécessaires à la compilation de votre programme.</text:p>
      <text:p text:style-name="P1"/>
      <text:p text:style-name="P1">- <text:s text:c="6"/>Le programme doit être généré à la racine de votre tarball avec le nom compSign.</text:p>
      <text:p text:style-name="P1"/>
      <text:p text:style-name="P1">- <text:s text:c="6"/>Chaque groupe doit être composé de 4 personnes, merci de m’envoyer la composition de votre groupe avant le 31 juillet</text:p>
      <text:p text:style-name="P1"/>
      <text:p text:style-name="P1"/>
      <text:p text:style-name="P1">Bon cou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1:05:17.895674824</meta:creation-date>
    <dc:date>2014-08-18T11:05:37.676993484</dc:date>
    <meta:editing-duration>P0D</meta:editing-duration>
    <meta:editing-cycles>1</meta:editing-cycles>
    <meta:document-statistic meta:table-count="0" meta:image-count="0" meta:object-count="0" meta:page-count="2" meta:paragraph-count="40" meta:word-count="485" meta:character-count="3159" meta:non-whitespace-character-count="2620"/>
    <meta:generator>LibreOffice/4.2.4.2$Linux_X86_64 LibreOffice_project/420m0$Build-2</meta:generator>
  </office:meta>
</office:document-meta>
</file>